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-0.001cm" svg:y="-0.004cm" presentation:class="title" presentation:user-transformed="true">
          <draw:text-box>
            <text:p text:style-name="P1"><text:span text:style-name="T1">Ty, który jesteś sama Prawdą.</text:span><text:span text:style-name="T1"><text:line-break/></text:span><text:span text:style-name="T1">Duchu Święty bądź uwielbiony</text:span><text:span text:style-name="T1"><text:line-break/></text:span><text:span text:style-name="T1">Duchu, Prawdo Odwieczna uświęć nas w prawdzie (x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-0.001cm" svg:y="-0.004cm" presentation:class="title" presentation:user-transformed="true">
          <draw:text-box>
            <text:p text:style-name="P1"><text:span text:style-name="T1">Daj nam ujrzeć świat taki, jakim jest</text:span><text:span text:style-name="T1"><text:line-break/></text:span><text:span text:style-name="T1"> Daj nam łaskę widzenia w prawdzie siebie samych</text:span><text:span text:style-name="T1"><text:line-break/></text:span><text:span text:style-name="T1"> Daj nam poznać jak bardzo zostaliśmy obdarowani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02cm" svg:x="-0.001cm" svg:y="-0.004cm" presentation:class="title" presentation:user-transformed="true">
          <draw:text-box>
            <text:p text:style-name="P1"><text:span text:style-name="T1">Przyjdź i ogarnij tych, co siedzą w mroku</text:span><text:span text:style-name="T1"><text:line-break/></text:span><text:span text:style-name="T1">Przekonaj ich o Twej obecności</text:span><text:span text:style-name="T1"><text:line-break/></text:span><text:span text:style-name="T1">I doprowadź</text:span><text:span text:style-name="T1"><text:line-break/></text:span><text:span text:style-name="T1">do spotkania z Jezusem</text:span><text:span text:style-name="T1"><text:line-break/></text:span><text:span text:style-name="T1">w chwale Ojca (x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.002cm" svg:x="-0.001cm" svg:y="-0.004cm" presentation:class="title" presentation:user-transformed="true">
          <draw:text-box>
            <text:p text:style-name="P1"><text:span text:style-name="T1">Daj nam ujrzeć świat taki, jakim jest</text:span><text:span text:style-name="T1"><text:line-break/></text:span><text:span text:style-name="T1"> Daj nam łaskę widzenia w prawdzie siebie samych</text:span><text:span text:style-name="T1"><text:line-break/></text:span><text:span text:style-name="T1"> Daj nam poznać jak bardzo zostaliśmy obdarowani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19T16:21:40</meta:creation-date>
    <dc:date>2014-06-30T21:33:58.47</dc:date>
    <dc:language>pl-PL</dc:language>
    <meta:editing-cycles>21</meta:editing-cycles>
    <meta:editing-duration>PT14M46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